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language="en" fo:country="US" fo:font-weight="bold" officeooo:rsid="000aa5eb" officeooo:paragraph-rsid="000aa5eb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erif" fo:font-size="11pt" fo:language="en" fo:country="US" fo:font-weight="normal" officeooo:rsid="000aa5eb" officeooo:paragraph-rsid="000aa5eb" style:font-size-asian="9.60000038146973pt" style:font-weight-asian="normal" style:font-size-complex="11pt" style:font-weight-complex="normal"/>
    </style:style>
    <style:style style:name="P3" style:family="paragraph" style:parent-style-name="Preformatted_20_Text">
      <style:text-properties style:font-name="Liberation Serif" fo:font-size="11pt" fo:language="en" fo:country="US" fo:font-weight="normal" officeooo:rsid="000d61d6" officeooo:paragraph-rsid="000d61d6" style:font-size-asian="9.60000038146973pt" style:font-weight-asian="normal" style:font-size-complex="11pt" style:font-weight-complex="normal"/>
    </style:style>
    <style:style style:name="P4" style:family="paragraph" style:parent-style-name="Preformatted_20_Text">
      <style:text-properties style:font-name="Liberation Serif" fo:font-size="11pt" fo:language="en" fo:country="US" fo:font-weight="normal" officeooo:rsid="000f6980" officeooo:paragraph-rsid="000f6980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text-properties style:font-name="Liberation Serif" fo:font-size="11pt" fo:language="en" fo:country="US" fo:font-weight="normal" officeooo:rsid="0011bbb7" officeooo:paragraph-rsid="0011bbb7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text-properties style:font-name="Liberation Serif" fo:font-size="14pt" fo:language="en" fo:country="US" fo:font-weight="bold" officeooo:rsid="000b68eb" officeooo:paragraph-rsid="000b68eb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Liberation Serif" fo:font-size="14pt" fo:language="en" fo:country="US" fo:font-weight="bold" officeooo:rsid="000b68eb" officeooo:paragraph-rsid="0011bbb7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style:font-name="Liberation Serif" fo:font-size="14pt" fo:language="en" fo:country="US" fo:font-weight="bold" officeooo:rsid="0011bbb7" officeooo:paragraph-rsid="000b68eb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style:font-name="Liberation Serif" fo:font-size="14pt" fo:language="en" fo:country="US" fo:font-weight="bold" officeooo:rsid="0011bbb7" officeooo:paragraph-rsid="0011bbb7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style:font-name="Liberation Serif" fo:font-size="14pt" fo:language="en" fo:country="US" fo:font-weight="normal" officeooo:rsid="000b68eb" officeooo:paragraph-rsid="0011bbb7" style:font-size-asian="12.25pt" style:font-weight-asian="normal" style:font-size-complex="14pt" style:font-weight-complex="normal"/>
    </style:style>
    <style:style style:name="P11" style:family="paragraph" style:parent-style-name="Preformatted_20_Text">
      <style:text-properties fo:language="en" fo:country="US"/>
    </style:style>
    <style:style style:name="P12" style:family="paragraph" style:parent-style-name="Preformatted_20_Text">
      <style:text-properties style:font-name="Abyssinica SIL" fo:font-size="16pt" fo:language="en" fo:country="US" fo:font-weight="bold" officeooo:rsid="001207ca" officeooo:paragraph-rsid="001207ca" style:font-size-asian="16pt" style:font-weight-asian="bold" style:font-size-complex="16pt" style:font-weight-complex="bold"/>
    </style:style>
    <style:style style:name="P13" style:family="paragraph" style:parent-style-name="Preformatted_20_Text">
      <style:text-properties style:font-name="Abyssinica SIL" fo:font-size="11pt" fo:language="en" fo:country="US" fo:font-weight="bold" officeooo:rsid="001207ca" officeooo:paragraph-rsid="001207ca" style:font-size-asian="9.60000038146973pt" style:font-weight-asian="bold" style:font-size-complex="11pt" style:font-weight-complex="bold"/>
    </style:style>
    <style:style style:name="P14" style:family="paragraph" style:parent-style-name="Preformatted_20_Text">
      <style:text-properties style:font-name="Abyssinica SIL" fo:font-size="11pt" fo:language="en" fo:country="US" fo:font-weight="bold" officeooo:rsid="00182906" officeooo:paragraph-rsid="00182906" style:font-size-asian="9.60000038146973pt" style:font-weight-asian="bold" style:font-size-complex="11pt" style:font-weight-complex="bold"/>
    </style:style>
    <style:style style:name="P15" style:family="paragraph" style:parent-style-name="Preformatted_20_Text">
      <style:text-properties style:font-name="Abyssinica SIL" fo:font-size="11pt" fo:language="en" fo:country="US" fo:font-weight="bold" officeooo:rsid="001a1e9f" officeooo:paragraph-rsid="001a1e9f" style:font-size-asian="9.60000038146973pt" style:font-weight-asian="bold" style:font-size-complex="11pt" style:font-weight-complex="bold"/>
    </style:style>
    <style:style style:name="P16" style:family="paragraph" style:parent-style-name="Preformatted_20_Text">
      <style:text-properties style:font-name="Abyssinica SIL" fo:font-size="11pt" fo:language="en" fo:country="US" fo:font-weight="normal" officeooo:rsid="001a1e9f" officeooo:paragraph-rsid="001a1e9f" style:font-size-asian="9.60000038146973pt" style:font-weight-asian="normal" style:font-size-complex="11pt" style:font-weight-complex="normal"/>
    </style:style>
    <style:style style:name="P17" style:family="paragraph" style:parent-style-name="Preformatted_20_Text" style:list-style-name="L1">
      <style:text-properties style:font-name="Liberation Serif" fo:font-size="14pt" fo:language="en" fo:country="US" fo:font-weight="bold" officeooo:rsid="000b68eb" officeooo:paragraph-rsid="000b68eb" style:font-size-asian="12.25pt" style:font-weight-asian="bold" style:font-size-complex="14pt" style:font-weight-complex="bold"/>
    </style:style>
    <style:style style:name="P18" style:family="paragraph" style:parent-style-name="Preformatted_20_Text" style:list-style-name="L2">
      <style:text-properties style:font-name="Liberation Serif" fo:font-size="11pt" fo:language="en" fo:country="US" fo:font-weight="bold" officeooo:rsid="000b68eb" officeooo:paragraph-rsid="000b68eb" style:font-size-asian="9.60000038146973pt" style:font-weight-asian="bold" style:font-size-complex="11pt" style:font-weight-complex="bold"/>
    </style:style>
    <style:style style:name="P19" style:family="paragraph" style:parent-style-name="Preformatted_20_Text" style:list-style-name="L2">
      <style:text-properties style:font-name="Liberation Serif" fo:font-size="11pt" fo:language="en" fo:country="US" fo:font-weight="normal" officeooo:rsid="000b68eb" officeooo:paragraph-rsid="000b68eb" style:font-size-asian="9.60000038146973pt" style:font-weight-asian="normal" style:font-size-complex="11pt" style:font-weight-complex="normal"/>
    </style:style>
    <style:style style:name="P20" style:family="paragraph" style:parent-style-name="Preformatted_20_Text" style:list-style-name="L2">
      <style:text-properties style:font-name="Liberation Serif" fo:font-size="11pt" fo:language="en" fo:country="US" fo:font-weight="normal" officeooo:rsid="001db187" officeooo:paragraph-rsid="001db187" style:font-size-asian="9.60000038146973pt" style:font-weight-asian="normal" style:font-size-complex="11pt" style:font-weight-complex="normal"/>
    </style:style>
    <style:style style:name="P21" style:family="paragraph" style:parent-style-name="Preformatted_20_Text" style:list-style-name="L3">
      <style:text-properties style:font-name="Liberation Serif" fo:font-size="11pt" fo:language="en" fo:country="US" fo:font-weight="normal" officeooo:rsid="000db5be" officeooo:paragraph-rsid="000db5be" style:font-size-asian="9.60000038146973pt" style:font-weight-asian="normal" style:font-size-complex="11pt" style:font-weight-complex="normal"/>
    </style:style>
    <style:style style:name="P22" style:family="paragraph" style:parent-style-name="Preformatted_20_Text" style:list-style-name="L3">
      <style:text-properties style:font-name="Liberation Serif" fo:font-size="11pt" fo:language="en" fo:country="US" fo:font-weight="normal" officeooo:rsid="000f6980" officeooo:paragraph-rsid="000f6980" style:font-size-asian="9.60000038146973pt" style:font-weight-asian="normal" style:font-size-complex="11pt" style:font-weight-complex="normal"/>
    </style:style>
    <style:style style:name="P23" style:family="paragraph" style:parent-style-name="Preformatted_20_Text" style:list-style-name="L4">
      <style:text-properties style:font-name="Abyssinica SIL" fo:font-size="11pt" fo:language="en" fo:country="US" fo:font-weight="bold" officeooo:rsid="00182906" officeooo:paragraph-rsid="00182906" style:font-size-asian="9.60000038146973pt" style:font-weight-asian="bold" style:font-size-complex="11pt" style:font-weight-complex="bold"/>
    </style:style>
    <style:style style:name="P24" style:family="paragraph" style:parent-style-name="Preformatted_20_Text" style:list-style-name="L4">
      <style:text-properties style:font-name="Abyssinica SIL" fo:font-size="11pt" fo:language="en" fo:country="US" fo:font-weight="normal" officeooo:rsid="00182906" officeooo:paragraph-rsid="00182906" style:font-size-asian="9.60000038146973pt" style:font-weight-asian="normal" style:font-size-complex="11pt" style:font-weight-complex="normal"/>
    </style:style>
    <style:style style:name="P25" style:family="paragraph" style:parent-style-name="Preformatted_20_Text" style:list-style-name="L5">
      <style:text-properties style:font-name="Abyssinica SIL" fo:font-size="11pt" fo:language="en" fo:country="US" fo:font-weight="normal" officeooo:rsid="001a1e9f" officeooo:paragraph-rsid="001a1e9f" style:font-size-asian="9.60000038146973pt" style:font-weight-asian="normal" style:font-size-complex="11pt" style:font-weight-complex="normal"/>
    </style:style>
    <style:style style:name="P26" style:family="paragraph" style:parent-style-name="Preformatted_20_Text" style:list-style-name="L5">
      <style:text-properties style:font-name="Abyssinica SIL" fo:font-size="11pt" fo:language="en" fo:country="US" fo:font-weight="normal" officeooo:rsid="001e1e95" officeooo:paragraph-rsid="001e1e95" style:font-size-asian="9.60000038146973pt" style:font-weight-asian="normal" style:font-size-complex="11pt" style:font-weight-complex="normal"/>
    </style:style>
    <style:style style:name="P27" style:family="paragraph" style:parent-style-name="Preformatted_20_Text" style:list-style-name="L4">
      <style:text-properties fo:font-weight="normal" officeooo:rsid="00182906" officeooo:paragraph-rsid="00182906" style:font-weight-asian="normal" style:font-weight-complex="normal"/>
    </style:style>
    <style:style style:name="T1" style:family="text">
      <style:text-properties officeooo:rsid="0011bbb7"/>
    </style:style>
    <style:style style:name="T2" style:family="text">
      <style:text-properties style:text-position="super 58%"/>
    </style:style>
    <style:style style:name="T3" style:family="text">
      <style:text-properties style:font-name="Abyssinica SIL" fo:font-size="11pt" fo:language="en" fo:country="US" style:font-size-asian="9.60000038146973pt" style:font-size-complex="11pt"/>
    </style:style>
    <style:style style:name="T4" style:family="text">
      <style:text-properties style:font-name="Abyssinica SIL" fo:font-size="11pt" fo:language="en" fo:country="US" officeooo:rsid="001c27e8" style:font-size-asian="9.60000038146973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Motivation:</text:p>
      <text:p text:style-name="P2"/>
      <text:list xml:id="list850195446567705247" text:style-name="L1">
        <text:list-item>
          <text:p text:style-name="P17">Zero to Hero</text:p>
        </text:list-item>
      </text:list>
      <text:p text:style-name="P6"/>
      <text:p text:style-name="P8">First Page:</text:p>
      <text:p text:style-name="P6"/>
      <text:list xml:id="list68891135841048995" text:style-name="L2">
        <text:list-item>
          <text:p text:style-name="P18">Header photo</text:p>
        </text:list-item>
        <text:list-item>
          <text:p text:style-name="P18">Select by (In header photo)</text:p>
          <text:list>
            <text:list-item>
              <text:p text:style-name="P19">Area</text:p>
              <text:list>
                <text:list-item>
                  <text:p text:style-name="P20">Amravati</text:p>
                </text:list-item>
                <text:list-item>
                  <text:p text:style-name="P20">pune</text:p>
                </text:list-item>
                <text:list-item>
                  <text:p text:style-name="P20">Nagpur</text:p>
                </text:list-item>
              </text:list>
            </text:list-item>
            <text:list-item>
              <text:p text:style-name="P19">Name</text:p>
              <text:list>
                <text:list-item>
                  <text:p text:style-name="P20">Ashvini</text:p>
                </text:list-item>
                <text:list-item>
                  <text:p text:style-name="P20">Chandracant</text:p>
                </text:list-item>
                <text:list-item>
                  <text:p text:style-name="P20">Ganesh</text:p>
                </text:list-item>
              </text:list>
            </text:list-item>
            <text:list-item>
              <text:p text:style-name="P19">Designation </text:p>
              <text:list>
                <text:list-item>
                  <text:p text:style-name="P20">CEO</text:p>
                </text:list-item>
                <text:list-item>
                  <text:p text:style-name="P20">Principal</text:p>
                </text:list-item>
                <text:list-item>
                  <text:p text:style-name="P20">Freelancer</text:p>
                </text:list-item>
              </text:list>
            </text:list-item>
          </text:list>
        </text:list-item>
      </text:list>
      <text:p text:style-name="P3">then according to first selection give second option. (Ref: foodpanda.in) <text:span text:style-name="T1">and activate show option.</text:span></text:p>
      <text:list xml:id="list1709383734240091703" text:style-name="L3">
        <text:list-item>
          <text:p text:style-name="P21">Show Videos with section</text:p>
          <text:list>
            <text:list-item>
              <text:p text:style-name="P21">Most popular</text:p>
            </text:list-item>
            <text:list-item>
              <text:p text:style-name="P21">Latest</text:p>
            </text:list-item>
            <text:list-item>
              <text:p text:style-name="P22">By start-ups CEOs</text:p>
            </text:list-item>
          </text:list>
        </text:list-item>
      </text:list>
      <text:p text:style-name="P4"/>
      <text:p text:style-name="P7"><text:tab/></text:p>
      <text:p text:style-name="P9">Second Page:</text:p>
      <text:p text:style-name="P10"/>
      <text:p text:style-name="P5">After selection of option and click on show button on 1<text:span text:style-name="T2">st</text:span> page, it will redirect to 2<text:span text:style-name="T2">nd</text:span> page, on which it show video corresponding to selected optio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Puzzle:</text:p>
      <text:p text:style-name="P13"/>
      <text:list xml:id="list6453846567851525220" text:style-name="L4">
        <text:list-item>
          <text:p text:style-name="P23">Header Image</text:p>
        </text:list-item>
        <text:list-item>
          <text:p text:style-name="P23">Puzzle panel</text:p>
          <text:list>
            <text:list-item>
              <text:p text:style-name="P24">Puzzle</text:p>
            </text:list-item>
            <text:list-item>
              <text:p text:style-name="P27"><text:span text:style-name="T3">Answer </text:span><text:span text:style-name="T4">(Answer will display after 5 day of publication of question)</text:span></text:p>
            </text:list-item>
          </text:list>
        </text:list-item>
        <text:list-item>
          <text:p text:style-name="P23">Comment</text:p>
        </text:list-item>
      </text:list>
      <text:p text:style-name="P14"/>
      <text:p text:style-name="P16"/>
      <text:p text:style-name="P15">Note:</text:p>
      <text:list xml:id="list8586727463579078173" text:style-name="L5">
        <text:list-item>
          <text:p text:style-name="P25">In sidebar, it will shorted by month.</text:p>
        </text:list-item>
        <text:list-item>
          <text:p text:style-name="P26">Latest puzzle</text:p>
        </text:list-item>
        <text:list-item>
          <text:p text:style-name="P25">Any one of our user can ask puzzle. It will review by our team and then publish.</text:p>
        </text:list-item>
      </text:list>
      <text:p text:style-name="P16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9:14:28.017874104</dc:date>
    <meta:editing-duration>PT3H23M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50" meta:character-count="757" meta:non-whitespace-character-count="665"/>
  </office:meta>
</office:document-meta>
</file>